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5])" office:value-type="float" office:value="875.61" calcext:value-type="float">
            <text:p>875.6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formula="of:=SUM([.B38:.B54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2])" office:value-type="float" office:value="112.6" calcext:value-type="float">
            <text:p>112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3])" office:value-type="float" office:value="3062.91" calcext:value-type="float">
            <text:p>3062.91</text:p>
          </table:table-cell>
          <table:table-cell table:formula="of:=SUM([.C1:.C74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9:.B84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5];[.B86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 fees to precipice grant collaborator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2" table:formula="of:=SUM([.B92:.B95])"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8];[.B97])" office:value-type="float" office:value="-2568.73" calcext:value-type="float">
            <text:p>-2568.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00-00-00</text:date>, <text:time style:data-style-name="N2" text:time-value="19:58:29.156806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20:03:37.411917811</dc:date>
    <meta:editing-duration>PT21H13M6S</meta:editing-duration>
    <meta:editing-cycles>120</meta:editing-cycles>
    <meta:generator>LibreOffice/5.1.6.2$Linux_X86_64 LibreOffice_project/10m0$Build-2</meta:generator>
    <meta:document-statistic meta:table-count="2" meta:cell-count="391" meta:object-count="0"/>
  </office:meta>
</office:document-meta>
</file>